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5ad" officeooo:paragraph-rsid="000935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hr ${cnt_sex} ${cnt_title} ${cnt_last_name},</text:p>
      <text:p text:style-name="P1"/>
      <text:p text:style-name="P1">aufgrund ihrer Stellenausscheibung vom ${job_date} ${src_pronomen} ${src_source}, </text:p>
      <text:p text:style-name="P1">sende ich Ihen anbei meine Bewerbunsunterlagen als </text:p>
      <text:p text:style-name="P1">${job_title} im Anhang dieser Mail.</text:p>
      <text:p text:style-name="P1"/>
      <text:p text:style-name="P1">Mit freundlichem Gruß</text:p>
      <text:p text:style-name="P1"/>
      <text:p text:style-name="P1">Ulrich Kloodt</text:p>
      <text:p text:style-name="P1"/>
      <text:p text:style-name="P1"/>
      <text:p text:style-name="P1">P.S.: Um Ihren Posteingang nicht unnötig zu belasten, habe ich mich im Anhang auf ein</text:p>
      <text:p text:style-name="P1">kuzes Profil beschränkt. Ein umfassendes Profil incl. Zeugnisse, habe ich für Sie auf </text:p>
      <text:p text:style-name="P1">der Dorpbox unter folgendem Link bereitgestellt:</text:p>
      <text:p text:style-name="P1">${cloud_link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6:08:49.263000000</meta:creation-date>
    <dc:date>2021-02-20T16:09:36.306000000</dc:date>
    <meta:editing-duration>PT47S</meta:editing-duration>
    <meta:editing-cycles>1</meta:editing-cycles>
    <meta:document-statistic meta:table-count="0" meta:image-count="0" meta:object-count="0" meta:page-count="1" meta:paragraph-count="10" meta:word-count="63" meta:character-count="480" meta:non-whitespace-character-count="424"/>
    <meta:generator>LibreOffice/5.2.7.2$Windows_x86 LibreOffice_project/2b7f1e640c46ceb28adf43ee075a6e8b8439ed10</meta:generator>
  </office:meta>
</office:document-meta>
</file>